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ower_scls</text:p>
          </table:table-cell>
          <table:table-cell table:style-name="ce1" office:value-type="string" calcext:value-type="string">
            <text:p>n_ha_pre_log</text:p>
          </table:table-cell>
          <table:table-cell table:style-name="ce1" office:value-type="string" calcext:value-type="string">
            <text:p>n_ha_post_log</text:p>
          </table:table-cell>
          <table:table-cell table:style-name="ce1" office:value-type="string" calcext:value-type="string">
            <text:p>percent_logge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.6" calcext:value-type="float">
            <text:p>125.6</text:p>
          </table:table-cell>
          <table:table-cell office:value-type="float" office:value="85.7" calcext:value-type="float">
            <text:p>85.7</text:p>
          </table:table-cell>
          <table:table-cell table:formula="of:=1 - ([.C2]/[.B2])" office:value-type="float" office:value="0.317675159235669" calcext:value-type="float">
            <text:p>0.31767515923566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4" calcext:value-type="float">
            <text:p>42.4</text:p>
          </table:table-cell>
          <table:table-cell office:value-type="float" office:value="32.8" calcext:value-type="float">
            <text:p>32.8</text:p>
          </table:table-cell>
          <table:table-cell table:formula="of:=1 - ([.C3]/[.B3])" office:value-type="float" office:value="0.226415094339623" calcext:value-type="float">
            <text:p>0.2264150943396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7" calcext:value-type="float">
            <text:p>31.7</text:p>
          </table:table-cell>
          <table:table-cell office:value-type="float" office:value="27.1" calcext:value-type="float">
            <text:p>27.1</text:p>
          </table:table-cell>
          <table:table-cell table:formula="of:=1 - ([.C4]/[.B4])" office:value-type="float" office:value="0.145110410094637" calcext:value-type="float">
            <text:p>0.14511041009463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.6" calcext:value-type="float">
            <text:p>24.6</text:p>
          </table:table-cell>
          <table:table-cell office:value-type="float" office:value="16.6" calcext:value-type="float">
            <text:p>16.6</text:p>
          </table:table-cell>
          <table:table-cell table:formula="of:=1 - ([.C5]/[.B5])" office:value-type="float" office:value="0.32520325203252" calcext:value-type="float">
            <text:p>0.3252032520325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2" calcext:value-type="float">
            <text:p>18.2</text:p>
          </table:table-cell>
          <table:table-cell office:value-type="float" office:value="8" calcext:value-type="float">
            <text:p>8</text:p>
          </table:table-cell>
          <table:table-cell table:formula="of:=1 - ([.C6]/[.B6])" office:value-type="float" office:value="0.56043956043956" calcext:value-type="float">
            <text:p>0.5604395604395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.4" calcext:value-type="float">
            <text:p>16.4</text:p>
          </table:table-cell>
          <table:table-cell office:value-type="float" office:value="4.8" calcext:value-type="float">
            <text:p>4.8</text:p>
          </table:table-cell>
          <table:table-cell table:formula="of:=1 - ([.C7]/[.B7])" office:value-type="float" office:value="0.707317073170732" calcext:value-type="float">
            <text:p>0.70731707317073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1.6" calcext:value-type="float">
            <text:p>1.6</text:p>
          </table:table-cell>
          <table:table-cell table:formula="of:=1 - ([.C8]/[.B8])" office:value-type="float" office:value="0.857142857142857" calcext:value-type="float">
            <text:p>0.85714285714285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formula="of:=1 - ([.C9]/[.B9])" office:value-type="float" office:value="0.924242424242424" calcext:value-type="float">
            <text:p>0.92424242424242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 - ([.C10]/[.B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ower_scls</text:p>
          </table:table-cell>
          <table:table-cell table:style-name="ce1" office:value-type="string" calcext:value-type="string">
            <text:p>n_ha_pre_log</text:p>
          </table:table-cell>
          <table:table-cell table:style-name="ce1" office:value-type="string" calcext:value-type="string">
            <text:p>n_ha_post_log</text:p>
          </table:table-cell>
          <table:table-cell table:style-name="ce1" office:value-type="string" calcext:value-type="string">
            <text:p>percent_logge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141.2" calcext:value-type="float">
            <text:p>141.2</text:p>
          </table:table-cell>
          <table:table-cell table:formula="of:=1 - ([.C13]/[.B13])" office:value-type="float" office:value="0.283248730964467" calcext:value-type="float">
            <text:p>0.28324873096446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float" office:value="59" calcext:value-type="float">
            <text:p>59</text:p>
          </table:table-cell>
          <table:table-cell table:formula="of:=1 - ([.C14]/[.B14])" office:value-type="float" office:value="0.155937052932761" calcext:value-type="float">
            <text:p>0.15593705293276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6" calcext:value-type="float">
            <text:p>49.6</text:p>
          </table:table-cell>
          <table:table-cell office:value-type="float" office:value="42.6" calcext:value-type="float">
            <text:p>42.6</text:p>
          </table:table-cell>
          <table:table-cell table:formula="of:=1 - ([.C15]/[.B15])" office:value-type="float" office:value="0.141129032258065" calcext:value-type="float">
            <text:p>0.14112903225806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.4" calcext:value-type="float">
            <text:p>20.4</text:p>
          </table:table-cell>
          <table:table-cell office:value-type="float" office:value="8" calcext:value-type="float">
            <text:p>8</text:p>
          </table:table-cell>
          <table:table-cell table:formula="of:=1 - ([.C16]/[.B16])" office:value-type="float" office:value="0.607843137254902" calcext:value-type="float">
            <text:p>0.60784313725490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7" calcext:value-type="float">
            <text:p>14.7</text:p>
          </table:table-cell>
          <table:table-cell office:value-type="float" office:value="1.6" calcext:value-type="float">
            <text:p>1.6</text:p>
          </table:table-cell>
          <table:table-cell table:formula="of:=1 - ([.C17]/[.B17])" office:value-type="float" office:value="0.891156462585034" calcext:value-type="float">
            <text:p>0.89115646258503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2" calcext:value-type="float">
            <text:p>14.2</text:p>
          </table:table-cell>
          <table:table-cell office:value-type="float" office:value="1.3" calcext:value-type="float">
            <text:p>1.3</text:p>
          </table:table-cell>
          <table:table-cell table:formula="of:=1 - ([.C18]/[.B18])" office:value-type="float" office:value="0.908450704225352" calcext:value-type="float">
            <text:p>0.908450704225352</text:p>
          </table:table-cell>
          <table:table-cell table:number-columns-repeated="3"/>
          <table:table-cell table:formula="of:=128*4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 - ([.C19]/[.B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table:formula="of:=1 - ([.C20]/[.B20])" office:value-type="float" office:value="0.955223880597015" calcext:value-type="float">
            <text:p>0.95522388059701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4" calcext:value-type="float">
            <text:p>9.4</text:p>
          </table:table-cell>
          <table:table-cell office:value-type="float" office:value="0.5" calcext:value-type="float">
            <text:p>0.5</text:p>
          </table:table-cell>
          <table:table-cell table:formula="of:=1 - ([.C21]/[.B21])" office:value-type="float" office:value="0.946808510638298" calcext:value-type="float">
            <text:p>0.9468085106382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5:03:54.277761712</meta:creation-date>
    <dc:date>2024-04-25T17:29:06.099529960</dc:date>
    <meta:editing-duration>PT1H22M50S</meta:editing-duration>
    <meta:editing-cycles>5</meta:editing-cycles>
    <meta:generator>LibreOffice/7.3.7.2$Linux_X86_64 LibreOffice_project/30$Build-2</meta:generator>
    <meta:document-statistic meta:table-count="1" meta:cell-count="81" meta:object-count="0"/>
  </office:meta>
</office:document-meta>
</file>